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Versions/Version1"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Linux Libertine O" svg:font-family="'Linux Libertine O'"/>
    <style:font-face style:name="FreeSans1" svg:font-family="FreeSans" style:font-family-generic="swiss"/>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3.0313in" table:align="left"/>
    </style:style>
    <style:style style:name="Tabelle1.A" style:family="table-column">
      <style:table-column-properties style:column-width="1.0104in"/>
    </style:style>
    <style:style style:name="Tabelle1.1" style:family="table-row">
      <style:table-row-properties style:min-row-height="0.2674in"/>
    </style:style>
    <style:style style:name="Tabelle1.A1" style:family="table-cell">
      <style:table-cell-properties fo:padding="0.0382in" fo:border-left="none" fo:border-right="0.05pt solid #000000" fo:border-top="none" fo:border-bottom="0.05pt solid #000000"/>
    </style:style>
    <style:style style:name="Tabelle1.B1" style:family="table-cell">
      <style:table-cell-properties fo:padding="0.0382in" fo:border-left="none" fo:border-right="none" fo:border-top="none" fo:border-bottom="0.05pt solid #000000"/>
    </style:style>
    <style:style style:name="Tabelle1.A2" style:family="table-cell">
      <style:table-cell-properties fo:padding="0.0382in" fo:border-left="none" fo:border-right="0.05pt solid #000000" fo:border-top="none" fo:border-bottom="none"/>
    </style:style>
    <style:style style:name="Tabelle1.B2" style:family="table-cell">
      <style:table-cell-properties fo:padding="0.0382in" fo:border="none"/>
    </style:style>
    <style:style style:name="Tabelle2" style:family="table">
      <style:table-properties style:width="6.6931in" table:align="margin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A1" style:family="table-cell">
      <style:table-cell-properties fo:padding="0.0382in" fo:border="none"/>
    </style:style>
    <style:style style:name="Tabelle3" style:family="table">
      <style:table-properties style:width="2.6771in" table:align="left"/>
    </style:style>
    <style:style style:name="Tabelle3.A" style:family="table-column">
      <style:table-column-properties style:column-width="0.8924in"/>
    </style:style>
    <style:style style:name="Tabelle3.A1" style:family="table-cell">
      <style:table-cell-properties fo:padding="0.0382in" fo:border-left="none" fo:border-right="0.05pt solid #000000" fo:border-top="none" fo:border-bottom="0.05pt solid #000000"/>
    </style:style>
    <style:style style:name="Tabelle3.B1" style:family="table-cell">
      <style:table-cell-properties fo:padding="0.0382in" fo:border-left="none" fo:border-right="none" fo:border-top="none" fo:border-bottom="0.05pt solid #000000"/>
    </style:style>
    <style:style style:name="Tabelle3.A2" style:family="table-cell">
      <style:table-cell-properties fo:padding="0.0382in" fo:border-left="none" fo:border-right="0.05pt solid #000000" fo:border-top="none" fo:border-bottom="none"/>
    </style:style>
    <style:style style:name="Tabelle3.B2" style:family="table-cell">
      <style:table-cell-properties fo:padding="0.0382in" fo:border="none"/>
    </style:style>
    <style:style style:name="Tabelle4" style:family="table">
      <style:table-properties style:width="2.5938in" table:align="left"/>
    </style:style>
    <style:style style:name="Tabelle4.A" style:family="table-column">
      <style:table-column-properties style:column-width="0.8646in"/>
    </style:style>
    <style:style style:name="Tabelle4.A1" style:family="table-cell">
      <style:table-cell-properties fo:padding="0.0382in" fo:border-left="none" fo:border-right="0.05pt solid #000000" fo:border-top="none" fo:border-bottom="0.05pt solid #000000"/>
    </style:style>
    <style:style style:name="Tabelle4.B1" style:family="table-cell">
      <style:table-cell-properties fo:padding="0.0382in" fo:border-left="none" fo:border-right="none" fo:border-top="none" fo:border-bottom="0.05pt solid #000000"/>
    </style:style>
    <style:style style:name="Tabelle4.A2" style:family="table-cell">
      <style:table-cell-properties fo:padding="0.0382in" fo:border-left="none" fo:border-right="0.05pt solid #000000" fo:border-top="none" fo:border-bottom="none"/>
    </style:style>
    <style:style style:name="Tabelle4.B2" style:family="table-cell">
      <style:table-cell-properties fo:padding="0.0382in" fo:border="none"/>
    </style:style>
    <style:style style:name="P1" style:family="paragraph" style:parent-style-name="Header">
      <style:text-properties officeooo:rsid="005ea99e" officeooo:paragraph-rsid="005ea99e"/>
    </style:style>
    <style:style style:name="P2" style:family="paragraph" style:parent-style-name="Text_20_body">
      <style:paragraph-properties fo:text-align="justify" style:justify-single-word="false"/>
      <style:text-properties style:font-name="Arial" officeooo:rsid="00054e18" officeooo:paragraph-rsid="00331267"/>
    </style:style>
    <style:style style:name="P3" style:family="paragraph" style:parent-style-name="Text_20_body">
      <style:paragraph-properties fo:text-align="justify" style:justify-single-word="false"/>
      <style:text-properties style:font-name="Arial" officeooo:rsid="00331267" officeooo:paragraph-rsid="00331267"/>
    </style:style>
    <style:style style:name="P4" style:family="paragraph" style:parent-style-name="Text_20_body">
      <style:paragraph-properties fo:text-align="justify" style:justify-single-word="false"/>
      <style:text-properties style:font-name="Arial" officeooo:rsid="0012ad22" officeooo:paragraph-rsid="0012ad22"/>
    </style:style>
    <style:style style:name="P5" style:family="paragraph" style:parent-style-name="Text_20_body">
      <style:paragraph-properties fo:text-align="justify" style:justify-single-word="false"/>
      <style:text-properties style:font-name="Arial" officeooo:rsid="00135df9" officeooo:paragraph-rsid="00135df9"/>
    </style:style>
    <style:style style:name="P6" style:family="paragraph" style:parent-style-name="Text_20_body">
      <style:paragraph-properties fo:text-align="justify" style:justify-single-word="false"/>
      <style:text-properties style:font-name="Arial" officeooo:rsid="00168407" officeooo:paragraph-rsid="00168407"/>
    </style:style>
    <style:style style:name="P7" style:family="paragraph" style:parent-style-name="Text_20_body">
      <style:paragraph-properties fo:text-align="justify" style:justify-single-word="false"/>
      <style:text-properties style:font-name="Arial" officeooo:rsid="0022eb3e" officeooo:paragraph-rsid="0022eb3e"/>
    </style:style>
    <style:style style:name="P8" style:family="paragraph" style:parent-style-name="Text_20_body">
      <style:paragraph-properties fo:text-align="justify" style:justify-single-word="false"/>
      <style:text-properties style:font-name="Arial" officeooo:rsid="001f57e0" officeooo:paragraph-rsid="001f57e0"/>
    </style:style>
    <style:style style:name="P9" style:family="paragraph" style:parent-style-name="Text_20_body">
      <style:paragraph-properties fo:text-align="justify" style:justify-single-word="false"/>
      <style:text-properties style:font-name="Arial" officeooo:rsid="0024e7d0" officeooo:paragraph-rsid="0024e7d0"/>
    </style:style>
    <style:style style:name="P10" style:family="paragraph" style:parent-style-name="Text_20_body">
      <style:paragraph-properties fo:text-align="justify" style:justify-single-word="false"/>
      <style:text-properties style:font-name="Arial" officeooo:rsid="004f8fae" officeooo:paragraph-rsid="006561a6"/>
    </style:style>
    <style:style style:name="P11" style:family="paragraph" style:parent-style-name="Text_20_body">
      <style:paragraph-properties fo:text-align="justify" style:justify-single-word="false"/>
      <style:text-properties style:font-name="Arial" officeooo:rsid="0051dd9f" officeooo:paragraph-rsid="0051dd9f"/>
    </style:style>
    <style:style style:name="P12" style:family="paragraph" style:parent-style-name="Text_20_body" style:list-style-name="L1">
      <style:paragraph-properties fo:text-align="justify" style:justify-single-word="false"/>
      <style:text-properties style:font-name="Arial" officeooo:rsid="005269ad" officeooo:paragraph-rsid="005269ad"/>
    </style:style>
    <style:style style:name="P13" style:family="paragraph" style:parent-style-name="Text_20_body" style:list-style-name="L1">
      <style:paragraph-properties fo:text-align="justify" style:justify-single-word="false"/>
      <style:text-properties style:font-name="Arial" officeooo:rsid="00544090" officeooo:paragraph-rsid="00544090"/>
    </style:style>
    <style:style style:name="P14" style:family="paragraph" style:parent-style-name="Text_20_body" style:list-style-name="L1">
      <style:paragraph-properties fo:text-align="justify" style:justify-single-word="false"/>
      <style:text-properties style:font-name="Arial" officeooo:rsid="0056c1e7" officeooo:paragraph-rsid="0056c1e7"/>
    </style:style>
    <style:style style:name="P15" style:family="paragraph" style:parent-style-name="Text_20_body" style:list-style-name="L2">
      <style:paragraph-properties fo:text-align="justify" style:justify-single-word="false"/>
      <style:text-properties style:font-name="Arial" officeooo:rsid="006561a6" officeooo:paragraph-rsid="006561a6"/>
    </style:style>
    <style:style style:name="P16" style:family="paragraph" style:parent-style-name="Text_20_body">
      <style:paragraph-properties fo:text-align="justify" style:justify-single-word="false"/>
      <style:text-properties style:font-name="Arial"/>
    </style:style>
    <style:style style:name="P17" style:family="paragraph" style:parent-style-name="Text_20_body">
      <style:paragraph-properties fo:text-align="justify" style:justify-single-word="false"/>
      <style:text-properties style:font-name="Arial" officeooo:paragraph-rsid="00331267"/>
    </style:style>
    <style:style style:name="P18" style:family="paragraph" style:parent-style-name="Table_20_Contents">
      <style:paragraph-properties fo:text-align="justify" style:justify-single-word="false"/>
      <style:text-properties style:font-name="Arial" fo:font-weight="bold" officeooo:rsid="00123439" officeooo:paragraph-rsid="00123439" style:font-weight-asian="bold" style:font-weight-complex="bold"/>
    </style:style>
    <style:style style:name="P19" style:family="paragraph" style:parent-style-name="Table_20_Contents">
      <style:paragraph-properties fo:text-align="justify" style:justify-single-word="false"/>
      <style:text-properties style:font-name="Arial" fo:font-weight="bold" officeooo:rsid="0021bc3c" officeooo:paragraph-rsid="0021bc3c" style:font-weight-asian="bold" style:font-weight-complex="bold"/>
    </style:style>
    <style:style style:name="P20" style:family="paragraph" style:parent-style-name="Table_20_Contents">
      <style:paragraph-properties fo:text-align="justify" style:justify-single-word="false"/>
      <style:text-properties style:font-name="Arial" officeooo:rsid="00123439" officeooo:paragraph-rsid="00123439"/>
    </style:style>
    <style:style style:name="P21" style:family="paragraph" style:parent-style-name="Table_20_Contents">
      <style:paragraph-properties fo:text-align="justify" style:justify-single-word="false"/>
      <style:text-properties style:font-name="Arial" officeooo:rsid="0021bc3c" officeooo:paragraph-rsid="0021bc3c"/>
    </style:style>
    <style:style style:name="P22" style:family="paragraph" style:parent-style-name="Table_20_Contents">
      <style:paragraph-properties fo:text-align="justify" style:justify-single-word="false"/>
      <style:text-properties style:font-name="Arial"/>
    </style:style>
    <style:style style:name="P23" style:family="paragraph" style:parent-style-name="Table_20_Contents">
      <style:paragraph-properties fo:text-align="justify" style:justify-single-word="false"/>
      <style:text-properties style:font-name="Arial" officeooo:rsid="0022eb3e" officeooo:paragraph-rsid="0022eb3e"/>
    </style:style>
    <style:style style:name="P24" style:family="paragraph" style:parent-style-name="Heading_20_1">
      <style:paragraph-properties fo:text-align="center" style:justify-single-word="false"/>
      <style:text-properties style:font-name="Arial" officeooo:paragraph-rsid="004a6210"/>
    </style:style>
    <style:style style:name="P25" style:family="paragraph" style:parent-style-name="Heading_20_1">
      <style:paragraph-properties fo:break-before="page"/>
      <style:text-properties style:font-name="Arial"/>
    </style:style>
    <style:style style:name="P26" style:family="paragraph" style:parent-style-name="Heading_20_2">
      <style:text-properties style:font-name="Arial"/>
    </style:style>
    <style:style style:name="P27" style:family="paragraph" style:parent-style-name="Heading_20_2">
      <style:paragraph-properties fo:text-align="center" style:justify-single-word="false"/>
      <style:text-properties style:font-name="Arial" officeooo:rsid="004a6210"/>
    </style:style>
    <style:style style:name="P28" style:family="paragraph" style:parent-style-name="Heading_20_2">
      <style:paragraph-properties fo:text-align="justify" style:justify-single-word="false"/>
      <style:text-properties style:font-name="Arial"/>
    </style:style>
    <style:style style:name="P29" style:family="paragraph" style:parent-style-name="Heading_20_2" style:list-style-name="">
      <style:paragraph-properties fo:text-align="justify" style:justify-single-word="false"/>
      <style:text-properties style:font-name="Arial"/>
    </style:style>
    <style:style style:name="P30" style:family="paragraph" style:parent-style-name="Heading_20_2">
      <style:paragraph-properties fo:text-align="justify" style:justify-single-word="false"/>
      <style:text-properties style:font-name="Arial" officeooo:rsid="006561a6" officeooo:paragraph-rsid="006561a6"/>
    </style:style>
    <style:style style:name="T1" style:family="text">
      <style:text-properties officeooo:rsid="0006a99e"/>
    </style:style>
    <style:style style:name="T2" style:family="text">
      <style:text-properties officeooo:rsid="000aaae4"/>
    </style:style>
    <style:style style:name="T3" style:family="text">
      <style:text-properties officeooo:rsid="00214f35"/>
    </style:style>
    <style:style style:name="T4" style:family="text">
      <style:text-properties officeooo:rsid="0021bc3c"/>
    </style:style>
    <style:style style:name="T5" style:family="text">
      <style:text-properties officeooo:rsid="00223d54"/>
    </style:style>
    <style:style style:name="T6" style:family="text">
      <style:text-properties officeooo:rsid="0022eb3e"/>
    </style:style>
    <style:style style:name="T7" style:family="text">
      <style:text-properties officeooo:rsid="0023a05e"/>
    </style:style>
    <style:style style:name="T8" style:family="text">
      <style:text-properties officeooo:rsid="0024e7d0"/>
    </style:style>
    <style:style style:name="T9" style:family="text">
      <style:text-properties officeooo:rsid="0028f6f4"/>
    </style:style>
    <style:style style:name="T10" style:family="text">
      <style:text-properties officeooo:rsid="00376990"/>
    </style:style>
    <style:style style:name="T11" style:family="text">
      <style:text-properties officeooo:rsid="00380e08"/>
    </style:style>
    <style:style style:name="T12" style:family="text">
      <style:text-properties officeooo:rsid="0039c248"/>
    </style:style>
    <style:style style:name="T13" style:family="text">
      <style:text-properties officeooo:rsid="003c271d"/>
    </style:style>
    <style:style style:name="T14" style:family="text">
      <style:text-properties officeooo:rsid="003f7595"/>
    </style:style>
    <style:style style:name="T15" style:family="text">
      <style:text-properties officeooo:rsid="0040410f"/>
    </style:style>
    <style:style style:name="T16" style:family="text">
      <style:text-properties officeooo:rsid="0040bba5"/>
    </style:style>
    <style:style style:name="T17" style:family="text">
      <style:text-properties officeooo:rsid="00470f7d"/>
    </style:style>
    <style:style style:name="T18" style:family="text">
      <style:text-properties officeooo:rsid="004a6210"/>
    </style:style>
    <style:style style:name="T19" style:family="text">
      <style:text-properties fo:font-style="italic" style:font-style-asian="italic" style:font-style-complex="italic"/>
    </style:style>
    <style:style style:name="T20" style:family="text">
      <style:text-properties fo:font-style="italic" officeooo:rsid="004a6210" style:font-style-asian="italic" style:font-style-complex="italic"/>
    </style:style>
    <style:style style:name="T21" style:family="text">
      <style:text-properties fo:font-style="italic" officeooo:rsid="00470f7d" style:font-style-asian="italic" style:font-style-complex="italic"/>
    </style:style>
    <style:style style:name="T22" style:family="text">
      <style:text-properties fo:font-style="italic" officeooo:rsid="005c0fc5" style:font-style-asian="italic" style:font-style-complex="italic"/>
    </style:style>
    <style:style style:name="T23" style:family="text">
      <style:text-properties officeooo:rsid="004fe72f"/>
    </style:style>
    <style:style style:name="T24" style:family="text">
      <style:text-properties officeooo:rsid="0051dd9f"/>
    </style:style>
    <style:style style:name="T25" style:family="text">
      <style:text-properties officeooo:rsid="0052299a"/>
    </style:style>
    <style:style style:name="T26" style:family="text">
      <style:text-properties officeooo:rsid="005269ad"/>
    </style:style>
    <style:style style:name="T27" style:family="text">
      <style:text-properties officeooo:rsid="00553b28"/>
    </style:style>
    <style:style style:name="T28" style:family="text">
      <style:text-properties officeooo:rsid="005c0fc5"/>
    </style:style>
    <style:style style:name="T29" style:family="text">
      <style:text-properties style:font-name-asian="Linux Libertine O" style:font-name-complex="Linux Libertine O"/>
    </style:style>
    <style:style style:name="T30" style:family="text">
      <style:text-properties style:font-name-asian="Droid Sans Fallback" style:font-name-complex="FreeSans"/>
    </style:style>
    <style:style style:name="T31" style:family="text">
      <style:text-properties officeooo:rsid="006263b3"/>
    </style:style>
    <style:style style:name="T32" style:family="text">
      <style:text-properties officeooo:rsid="006561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
      <text:h text:style-name="P27" text:outline-level="2">Project for week 2 and 3: </text:h>
      <text:h text:style-name="P24" text:outline-level="1">Comparing <text:span text:style-name="T14">the effect of spatial structure in the prisoner's dilemma and h</text:span>awk-<text:span text:style-name="T14">d</text:span>ove <text:span text:style-name="T14">game</text:span></text:h>
      <text:p text:style-name="P17"/>
      <text:h text:style-name="P26" text:outline-level="2"/>
      <text:h text:style-name="P26" text:outline-level="2">Background</text:h>
      <text:p text:style-name="P2">The <text:span text:style-name="T13">p</text:span>risoner's <text:span text:style-name="T13">d</text:span>ilemma <text:span text:style-name="T1">(PD) </text:span>is probably the most famous <text:span text:style-name="T2">two-player </text:span>game known from game theory. <text:span text:style-name="T1">In a single-round PD with only pure strategies (“cooperate” and “defect”), defection is the only evolutionarily stable strategy (ESS), yet in reality cooperation is common among humans and many other animals. One solution to this paradox lies in the realization that populations are often spatially structured, causing each individual to mainly interact with its neighbours. If neighbours are more likely to share the same strategy (e.g., because of limited dispersal), clusters of cooperators may be able to persist despite the presence of defectors in the population. However, not all social conflicts are adequately described by a PD. Whereas in a PD cooperation is only beneficial if the other player also cooperates, in some situations the benefit of cooperation may still outweigh the cost even if the other player does not cooperate. Such situations can be described by the hawk-dove (HD) game (also called “snowdrift” or “chicken”). </text:span></text:p>
      <text:p text:style-name="P3">To illustrate the difference between the PD and HD games, here is the general notation of a two-player game:</text:p>
      <table:table table:name="Tabelle1" table:style-name="Tabelle1">
        <table:table-column table:style-name="Tabelle1.A" table:number-columns-repeated="3"/>
        <table:table-row table:style-name="Tabelle1.1">
          <table:table-cell table:style-name="Tabelle1.A1" office:value-type="string">
            <text:p text:style-name="P18"/>
          </table:table-cell>
          <table:table-cell table:style-name="Tabelle1.B1" office:value-type="string">
            <text:p text:style-name="P18">C</text:p>
          </table:table-cell>
          <table:table-cell table:style-name="Tabelle1.B1" office:value-type="string">
            <text:p text:style-name="P18">D</text:p>
          </table:table-cell>
        </table:table-row>
        <table:table-row table:style-name="Tabelle1.1">
          <table:table-cell table:style-name="Tabelle1.A2" office:value-type="string">
            <text:p text:style-name="P18">C</text:p>
          </table:table-cell>
          <table:table-cell table:style-name="Tabelle1.B2" office:value-type="string">
            <text:p text:style-name="P20">R</text:p>
          </table:table-cell>
          <table:table-cell table:style-name="Tabelle1.B2" office:value-type="string">
            <text:p text:style-name="P20">S</text:p>
          </table:table-cell>
        </table:table-row>
        <table:table-row table:style-name="Tabelle1.1">
          <table:table-cell table:style-name="Tabelle1.A2" office:value-type="string">
            <text:p text:style-name="P18">D</text:p>
          </table:table-cell>
          <table:table-cell table:style-name="Tabelle1.B2" office:value-type="string">
            <text:p text:style-name="P20">T</text:p>
          </table:table-cell>
          <table:table-cell table:style-name="Tabelle1.B2" office:value-type="string">
            <text:p text:style-name="P20">P</text:p>
          </table:table-cell>
        </table:table-row>
      </table:table>
      <text:p text:style-name="P4">(R: Reward; T: Temptation; S: Sucker's reward; P: Punishment)</text:p>
      <text:p text:style-name="P5"/>
      <text:p text:style-name="P5">In a <text:span text:style-name="T13">p</text:span>risoner's <text:span text:style-name="T13">d</text:span>ilemma, the relationship between payoffs is T &gt; R &gt; P &gt; S, whereas in a HD game the positions of P and S are reversed: <text:s/>T &gt; R &gt; S &gt; P.</text:p>
      <text:h text:style-name="P29" text:outline-level="2"/>
      <text:h text:style-name="P25" text:outline-level="1">Programming tasks </text:h>
      <text:p text:style-name="P16"/>
      <text:h text:style-name="P28" text:outline-level="2">Task 1</text:h>
      <text:p text:style-name="P6">Change the code of Friday's NetLogo exercise (<text:span text:style-name="T8">PD_spatial.nlogo</text:span>) so that either a PD or a HD game can be simulated <text:span text:style-name="T9">and each game can either be spatial (only neighbours play against each other) or non-spatial (any individual can play against any other)</text:span>. <text:span text:style-name="T3">Use the following payoff matrices to represent the two games:</text:span></text:p>
      <table:table table:name="Tabelle2" table:style-name="Tabelle2">
        <table:table-column table:style-name="Tabelle2.A"/>
        <table:table-column table:style-name="Tabelle2.B"/>
        <table:table-row>
          <table:table-cell table:style-name="Tabelle2.A1" office:value-type="string">
            <text:p text:style-name="P19">PD</text:p>
            <table:table table:name="Tabelle3" table:style-name="Tabelle3">
              <table:table-column table:style-name="Tabelle3.A" table:number-columns-repeated="3"/>
              <table:table-row>
                <table:table-cell table:style-name="Tabelle3.A1" office:value-type="string">
                  <text:p text:style-name="P19"/>
                </table:table-cell>
                <table:table-cell table:style-name="Tabelle3.B1" office:value-type="string">
                  <text:p text:style-name="P19">C</text:p>
                </table:table-cell>
                <table:table-cell table:style-name="Tabelle3.B1" office:value-type="string">
                  <text:p text:style-name="P19">D</text:p>
                </table:table-cell>
              </table:table-row>
              <table:table-row>
                <table:table-cell table:style-name="Tabelle3.A2" office:value-type="string">
                  <text:p text:style-name="P19">C</text:p>
                </table:table-cell>
                <table:table-cell table:style-name="Tabelle3.B2" office:value-type="string">
                  <text:p text:style-name="P21"><text:span text:style-name="T6">b</text:span>-c</text:p>
                </table:table-cell>
                <table:table-cell table:style-name="Tabelle3.B2" office:value-type="string">
                  <text:p text:style-name="P22">-<text:span text:style-name="T4">c</text:span></text:p>
                </table:table-cell>
              </table:table-row>
              <table:table-row>
                <table:table-cell table:style-name="Tabelle3.A2" office:value-type="string">
                  <text:p text:style-name="P19">D</text:p>
                </table:table-cell>
                <table:table-cell table:style-name="Tabelle3.B2" office:value-type="string">
                  <text:p text:style-name="P23">b</text:p>
                </table:table-cell>
                <table:table-cell table:style-name="Tabelle3.B2" office:value-type="string">
                  <text:p text:style-name="P21">0</text:p>
                </table:table-cell>
              </table:table-row>
            </table:table>
            <text:p text:style-name="P21"/>
          </table:table-cell>
          <table:table-cell table:style-name="Tabelle2.A1" office:value-type="string">
            <text:p text:style-name="P19">HD</text:p>
            <table:table table:name="Tabelle4" table:style-name="Tabelle4">
              <table:table-column table:style-name="Tabelle4.A" table:number-columns-repeated="3"/>
              <table:table-row>
                <table:table-cell table:style-name="Tabelle4.A1" office:value-type="string">
                  <text:p text:style-name="P19"/>
                </table:table-cell>
                <table:table-cell table:style-name="Tabelle4.B1" office:value-type="string">
                  <text:p text:style-name="P19">C</text:p>
                </table:table-cell>
                <table:table-cell table:style-name="Tabelle4.B1" office:value-type="string">
                  <text:p text:style-name="P19">D</text:p>
                </table:table-cell>
              </table:table-row>
              <table:table-row>
                <table:table-cell table:style-name="Tabelle4.A2" office:value-type="string">
                  <text:p text:style-name="P19">C</text:p>
                </table:table-cell>
                <table:table-cell table:style-name="Tabelle4.B2" office:value-type="string">
                  <text:p text:style-name="P21"><text:span text:style-name="T6">b</text:span>-c/<text:span text:style-name="T5">2</text:span></text:p>
                </table:table-cell>
                <table:table-cell table:style-name="Tabelle4.B2" office:value-type="string">
                  <text:p text:style-name="P22"><text:span text:style-name="T6">b</text:span>-<text:span text:style-name="T4">c</text:span></text:p>
                </table:table-cell>
              </table:table-row>
              <table:table-row>
                <table:table-cell table:style-name="Tabelle4.A2" office:value-type="string">
                  <text:p text:style-name="P19">D</text:p>
                </table:table-cell>
                <table:table-cell table:style-name="Tabelle4.B2" office:value-type="string">
                  <text:p text:style-name="P23">b</text:p>
                </table:table-cell>
                <table:table-cell table:style-name="Tabelle4.B2" office:value-type="string">
                  <text:p text:style-name="P21">0</text:p>
                </table:table-cell>
              </table:table-row>
            </table:table>
            <text:p text:style-name="P21"/>
          </table:table-cell>
        </table:table-row>
      </table:table>
      <text:p text:style-name="P7">Here, b and c are the benefit and cost of cooperation, respectively. The value of b should be <text:span text:style-name="T7">set to 1</text:span> in all simulations, c should be variable (0 <text:span text:style-name="T29">&lt;</text:span><text:span text:style-name="T30"> </text:span>c &lt; 1).</text:p>
      <text:p text:style-name="P8"><text:span text:style-name="T12">Using the BehaviorSpace in NetLogo,</text:span> perform <text:span text:style-name="T17">one or more </text:span>experiment<text:span text:style-name="T17">s to compare the effect of spatial structure on the persistence of cooperators in the PD and HD games. The paper of Hauert and Doebeli (2004, </text:span><text:span text:style-name="T21">Nature</text:span><text:span text:style-name="T17">) contains examples of how to test this, but you are free to perform completely different experiments as long as they are relevant for the question.</text:span></text:p>
      <text:h text:style-name="P28" text:outline-level="2">Task 2</text:h>
      <text:p text:style-name="P9">Change the size of the neighbourhood in the spatial PD and HD games. In addition to the 4-patch neighbourhood, repeat the experiment<text:span text:style-name="T15">s</text:span> <text:span text:style-name="T16">of task 1 </text:span>with a neighbourhood of eight patches around the focal patch (i.e., <text:span text:style-name="T11">a 3x3 square with the focal patch at the centre</text:span>) and <text:span text:style-name="T10">a</text:span> neighbourhood of <text:span text:style-name="T31">with a radius of &lt;=3</text:span>.</text:p>
      <text:h text:style-name="P28" text:outline-level="2">Task 3</text:h>
      <text:p text:style-name="P9">Implement mixed strategies <text:span text:style-name="T18">in the HD game. Instead of a fixed (pure) strategy (either “C” or “D”), each player has a certain probability </text:span><text:span text:style-name="T20">p</text:span><text:span text:style-name="T18"> to play “C” in the next game. This probability is heritable and subject to a mutation rate. In other words, each individual inherits its parent's value of </text:span><text:span text:style-name="T20">p</text:span><text:span text:style-name="T18">, but this value is slightly changed with a low probability. Compare the effect of spatial structure in the mixed-strategy HD game with that in the pure-strategy game.</text:span></text:p>
      <text:h text:style-name="P29" text:outline-level="2"/>
      <text:h text:style-name="P25" text:outline-level="1">Report and Grading</text:h>
      <text:p text:style-name="P16"/>
      <text:h text:style-name="P28" text:outline-level="2">Report <text:span text:style-name="T24">writing</text:span></text:h>
      <text:p text:style-name="P10">Regardless of whether you completed all three tasks or only parts of them, write a report in the format of a scientific paper about your findings <text:span text:style-name="T25">(see material on ILIAS for further instructions on paper writing)</text:span>. </text:p>
      <text:h text:style-name="P30" text:outline-level="2"><text:span text:style-name="T24">G</text:span>rading</text:h>
      <text:p text:style-name="P10"><text:line-break/><text:span text:style-name="T32">Points for the grading will be awarded</text:span></text:p>
      <text:list xml:id="list5549461960085693793" text:style-name="L2">
        <text:list-item>
          <text:p text:style-name="P15">1/3 for fulfilling the three tasks above, each task will be equally weighted, i.e. the completion of each task counts 1/9 to the grade</text:p>
        </text:list-item>
        <text:list-item>
          <text:p text:style-name="P15">1/3 for <text:span text:style-name="T23">the quality of </text:span>the <text:span text:style-name="T23">presentation of your method and results (writing, figures, etc.)</text:span></text:p>
        </text:list-item>
        <text:list-item>
          <text:p text:style-name="P15"><text:span text:style-name="T23">1/3 </text:span>for <text:span text:style-name="T23">how well you interpret your findings and place them in the context of relevant research and applications.</text:span></text:p>
        </text:list-item>
      </text:list>
      <text:h text:style-name="P28" text:outline-level="2">Bonus tasks</text:h>
      <text:p text:style-name="P11">If after completing all three tasks and writing the report you still have time <text:span text:style-name="T26">left, you may tackle one of the following problems:</text:span></text:p>
      <text:list xml:id="list2844576851983238018" text:style-name="L1">
        <text:list-item>
          <text:p text:style-name="P12">Effect of partner choice in the iterated prisoner's dilemma</text:p>
          <text:p text:style-name="P13">Try to find out if the ability to choose one's partner in the <text:span text:style-name="T27">(non-spatial) </text:span>iterated PD makes the evolution of cooperative behaviour more or less likely. See Enquist &amp; Leimar (1993, <text:span text:style-name="T19">Animal Behavior</text:span>) for further information.</text:p>
        </text:list-item>
        <text:list-item>
          <text:p text:style-name="P12">Effect of costly punishment in the iterated prisoner's dilemma</text:p>
          <text:p text:style-name="P14">Test the effect of being able to punish non-cooperating individuals in the iterated PD. <text:span text:style-name="T28">An example of how this can be done is the paper by Boyd &amp; Richardson (1992, </text:span><text:span text:style-name="T22">Ethology &amp; Sociobiology</text:span><text:span text:style-name="T2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Linux Libertine O" svg:font-family="'Linux Libertine O'"/>
    <style:font-face style:name="FreeSans1" svg:font-family="FreeSans" style:font-family-generic="swiss"/>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nux Libertine O" fo:font-family="'Linux Libertine O'"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20%"/>
    </style:style>
    <style:style style:name="List" style:family="paragraph" style:parent-style-name="Text_20_body" style:class="list">
      <style:text-properties style:font-name="Linux Libertine O" fo:font-family="'Linux Libertine O'"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a99e" officeooo:paragraph-rsid="005ea99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volutionary Game Theory<text:tab/><text:tab/>F. Hartig, G. Benadi, J. Korb</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ta Benadi</meta:initial-creator>
    <meta:creation-date>2014-11-27T10:11:27.198504410</meta:creation-date>
    <meta:generator>LibreOffice/4.1.3.2$MacOSX_x86 LibreOffice_project/70feb7d99726f064edab4605a8ab840c50ec57a</meta:generator>
    <dc:date>2014-11-28T16:12:59.910282000</dc:date>
    <meta:editing-duration>PT13H16S</meta:editing-duration>
    <meta:editing-cycles>95</meta:editing-cycles>
    <meta:document-statistic meta:table-count="4" meta:image-count="0" meta:object-count="0" meta:page-count="3" meta:paragraph-count="58" meta:word-count="793" meta:character-count="4516" meta:non-whitespace-character-count="3779"/>
  </office:meta>
</office:document-meta>
</file>

<file path=VersionList.xml><?xml version="1.0" encoding="utf-8"?>
<VL:version-list xmlns:dc="http://purl.org/dc/elements/1.1/" xmlns:VL="http://openoffice.org/2001/versions-list">
  <VL:version-entry VL:title="Version1" VL:comment="Unfinished version with very detailed instructions" VL:creator="Gita Benadi" dc:date-time="2014-11-28T14:23:53"/>
</VL:version-list>
</file>